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8.461cm" fo:margin-left="0cm" table:align="left"/>
    </style:style>
    <style:style style:name="Tabelle1.A" style:family="table-column">
      <style:table-column-properties style:column-width="9.23cm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le1.B1" style:family="table-cell">
      <style:table-cell-properties fo:padding="0.097cm" fo:border="0.5pt solid #000000" style:writing-mode="lr-tb"/>
    </style:style>
    <style:style style:name="Tabel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le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Table_20_Contents">
      <style:text-properties fo:color="#000000" style:font-name="Liberation Serif" fo:font-size="12pt" style:font-size-asian="12pt" style:font-size-complex="12pt"/>
    </style:style>
    <style:style style:name="P2" style:family="paragraph" style:parent-style-name="Table_20_Contents">
      <style:paragraph-properties fo:margin-left="1.27cm" fo:margin-right="0cm" fo:text-indent="0cm" style:auto-text-indent="false">
        <style:tab-stops/>
      </style:paragraph-properties>
      <style:text-properties fo:color="#000000" style:font-name="Liberation Serif" fo:font-size="12pt" style:font-size-asian="12pt" style:font-size-complex="12pt"/>
    </style:style>
    <style:style style:name="P3" style:family="paragraph" style:parent-style-name="Text_20_body">
      <style:text-properties style:font-name="Arial" fo:font-size="11pt" style:font-size-asian="11pt" style:font-name-complex="Arial"/>
    </style:style>
    <style:style style:name="P4" style:family="paragraph" style:parent-style-name="Table_20_Contents" style:list-style-name="L1">
      <style:text-properties fo:color="#000000" style:font-name="Liberation Serif" fo:font-size="12pt" style:font-size-asian="12pt" style:font-size-complex="12pt"/>
    </style:style>
    <style:style style:name="P5" style:family="paragraph" style:parent-style-name="Table_20_Contents">
      <style:text-properties fo:color="#000000" style:font-name="Liberation Serif" fo:font-size="12pt" officeooo:rsid="0003e1d6" officeooo:paragraph-rsid="0003e1d6" style:font-size-asian="12pt" style:font-size-complex="12pt"/>
    </style:style>
    <style:style style:name="P6" style:family="paragraph" style:parent-style-name="Text_20_body" style:master-page-name="MP0">
      <style:paragraph-properties style:page-number="auto" fo:break-before="page"/>
    </style:style>
    <text:list-style style:name="L1">
      <text:list-level-style-bullet text:level="1" text:style-name="WW_5f_CharLFO8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Liberation Serif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1">ID</text:p>
          </table:table-cell>
          <table:table-cell table:style-name="Tabelle1.B1" office:value-type="string">
            <text:p text:style-name="P1">US57</text:p>
          </table:table-cell>
        </table:table-row>
        <table:table-row>
          <table:table-cell table:style-name="Tabelle1.A2" office:value-type="string">
            <text:p text:style-name="P1">Name</text:p>
          </table:table-cell>
          <table:table-cell table:style-name="Tabelle1.B2" office:value-type="string">
            <text:p text:style-name="P1">Design Ticket erstellen</text:p>
          </table:table-cell>
        </table:table-row>
        <table:table-row>
          <table:table-cell table:style-name="Tabelle1.A2" office:value-type="string">
            <text:p text:style-name="P1">Beschreibung</text:p>
          </table:table-cell>
          <table:table-cell table:style-name="Tabelle1.B2" office:value-type="string">
            <text:p text:style-name="P1">Ich als Nutzer möchte eine Seite haben, wo ich Tickets erstellen kann.</text:p>
          </table:table-cell>
        </table:table-row>
        <table:table-row>
          <table:table-cell table:style-name="Tabelle1.A2" office:value-type="string">
            <text:p text:style-name="P1">Akzeptanzkriterium</text:p>
          </table:table-cell>
          <table:table-cell table:style-name="Tabelle1.B2" office:value-type="string">
            <text:list xml:id="list3709920939" text:style-name="L1">
              <text:list-item>
                <text:p text:style-name="P4">Es exisitert eine Form, die es mir ermöglicht Ticketinformationen zu spezifizieren. </text:p>
              </text:list-item>
              <text:list-item>
                <text:p text:style-name="P4">Es existieren Eingabefelder, in denen ich meine Eingaben tätigen kann. Diese setzen sich aus “Ticketname”, “Ticketbeschreibung”, “Zugewiesener Nutzer”, “Gruppe”, “Priorität”, “Deadline” und “Wiederholungen zusammen. <text:s/></text:p>
              </text:list-item>
            </text:list>
            <text:p text:style-name="P2"/>
          </table:table-cell>
        </table:table-row>
        <table:table-row>
          <table:table-cell table:style-name="Tabelle1.A2" office:value-type="string">
            <text:p text:style-name="P1">Geschätzter Aufwand</text:p>
          </table:table-cell>
          <table:table-cell table:style-name="Tabelle1.B2" office:value-type="string">
            <text:p text:style-name="P1">4</text:p>
          </table:table-cell>
        </table:table-row>
        <table:table-row>
          <table:table-cell table:style-name="Tabelle1.A2" office:value-type="string">
            <text:p text:style-name="P1">Entwickler</text:p>
          </table:table-cell>
          <table:table-cell table:style-name="Tabelle1.B2" office:value-type="string">
            <text:p text:style-name="P1">Alexander</text:p>
          </table:table-cell>
        </table:table-row>
        <table:table-row>
          <table:table-cell table:style-name="Tabelle1.A2" office:value-type="string">
            <text:p text:style-name="P1">Umgesetzt in Iteration</text:p>
          </table:table-cell>
          <table:table-cell table:style-name="Tabelle1.B2" office:value-type="string">
            <text:p text:style-name="P5">9</text:p>
          </table:table-cell>
        </table:table-row>
        <table:table-row>
          <table:table-cell table:style-name="Tabelle1.A2" office:value-type="string">
            <text:p text:style-name="P1">Tatsächlicher Aufwand</text:p>
          </table:table-cell>
          <table:table-cell table:style-name="Tabelle1.B2" office:value-type="string">
            <text:p text:style-name="P1">3</text:p>
          </table:table-cell>
        </table:table-row>
        <table:table-row>
          <table:table-cell table:style-name="Tabelle1.A2" office:value-type="string">
            <text:p text:style-name="P1">Velocity(Std./Story Point)</text:p>
          </table:table-cell>
          <table:table-cell table:style-name="Tabelle1.B2" office:value-type="string">
            <text:p text:style-name="P1">3/4</text:p>
          </table:table-cell>
        </table:table-row>
        <table:table-row>
          <table:table-cell table:style-name="Tabelle1.A2" office:value-type="string">
            <text:p text:style-name="P1">Bemerkung</text:p>
          </table:table-cell>
          <table:table-cell table:style-name="Tabelle1.B2" office:value-type="string">
            <text:p text:style-name="P1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fals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fals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/>
      <style:text-properties style:font-name="Calibri" fo:font-family="Calibri" style:font-family-generic="swiss" style:font-pitch="variable" fo:font-size="10pt" fo:language="en" fo:country="AU" style:font-name-asian="Arial Unicode MS" style:font-family-asian="'Arial Unicode MS'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1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false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loext:contextual-spacing="false" fo:hyphenation-ladder-count="no-limit" fo:keep-with-next="always"/>
      <style:text-properties fo:color="#c00000" style:font-name="Verdana" fo:font-family="Verdana" style:font-family-generic="swiss" style:font-pitch="variable" fo:font-size="14pt" fo:font-weight="bold" style:font-name-asian="Verdana" style:font-family-asian="Verdana" style:font-family-generic-asian="swiss" style:font-pitch-asian="variable" style:font-size-asian="14pt" style:font-weight-asian="bold" style:font-size-complex="14pt" style:font-weight-complex="bold" fo:hyphenate="fals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loext:contextual-spacing="false" fo:hyphenation-ladder-count="no-limit" fo:keep-with-next="always"/>
      <style:text-properties fo:color="#c00000" style:font-name="Verdana" fo:font-family="Verdana" style:font-family-generic="swiss" style:font-pitch="variable" fo:font-size="13pt" fo:font-weight="bold" style:font-name-asian="Verdana" style:font-family-asian="Verdana" style:font-family-generic-asian="swiss" style:font-pitch-asian="variable" style:font-size-asian="13pt" style:font-weight-asian="bold" style:font-size-complex="13pt" style:font-weight-complex="bold" fo:hyphenate="fals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loext:contextual-spacing="false" fo:hyphenation-ladder-count="no-limit" fo:keep-with-next="always"/>
      <style:text-properties fo:color="#c00000" style:font-name="Verdana" fo:font-family="Verdana" style:font-family-generic="swiss" style:font-pitch="variable" fo:font-weight="bold" style:font-name-asian="Verdana" style:font-family-asian="Verdana" style:font-family-generic-asian="swiss" style:font-pitch-asian="variable" style:font-weight-asian="bold" style:font-weight-complex="bold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style:font-family-complex="Tahoma" style:font-family-generic-complex="swiss" style:font-pitch-complex="variable" fo:hyphenate="false"/>
    </style:style>
    <style:style style:name="Caption" style:family="paragraph" style:parent-style-name="Standard" style:class="extra">
      <style:paragraph-properties style:line-height-at-least="0.176cm" fo:hyphenation-ladder-count="no-limit"/>
      <style:text-properties fo:color="#6ea0b0" fo:font-size="9pt" fo:font-weight="bold" style:font-size-asian="9pt" style:font-weight-asian="bold" style:font-size-complex="9pt" style:font-weight-complex="bold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/>
    </style:style>
    <style:style style:name="Text_20_Body" style:display-name="Text Body" style:family="paragraph" style:parent-style-name="Standard">
      <style:paragraph-properties fo:margin-top="0cm" fo:margin-bottom="0.212cm" loext:contextual-spacing="false" fo:hyphenation-ladder-count="no-limit"/>
      <style:text-properties fo:hyphenate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Sprechblasentext" style:family="paragraph" style:parent-style-name="Standard">
      <style:paragraph-properties fo:margin-top="0cm" fo:margin-bottom="0cm" loext:contextual-spacing="false" style:line-height-at-least="0.176cm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Kein_20_Leerraum" style:display-name="Kein Leerraum" style:family="paragraph">
      <style:paragraph-properties style:line-height-at-least="0.176cm" fo:orphans="2" fo:widows="2" fo:hyphenation-ladder-count="no-limit"/>
      <style:text-properties style:font-name="Calibri" fo:font-family="Calibri" style:font-family-generic="swiss" style:font-pitch="variable" fo:font-size="10pt" fo:language="en" fo:country="AU" style:font-name-asian="Arial Unicode MS" style:font-family-asian="'Arial Unicode MS'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1pt" style:language-complex="ar" style:country-complex="SA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decorative" style:font-pitch="variable" style:font-charset="x-symbol" style:font-name-asian="Symbol" style:font-family-asian="Symbol" style:font-family-generic-asian="decorative" style:font-pitch-asian="variable" style:font-charset-asian="x-symbol" style:font-name-complex="Symbol" style:font-family-complex="Symbol" style:font-family-generic-complex="decorative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decorative" style:font-pitch="variable" style:font-charset="x-symbol" style:font-name-asian="Wingdings" style:font-family-asian="Wingdings" style:font-family-generic-asian="decorative" style:font-pitch-asian="variable" style:font-charset-asian="x-symbol" style:font-name-complex="Wingdings" style:font-family-complex="Wingdings" style:font-family-generic-complex="decorative" style:font-pitch-complex="variable" style:font-charset-complex="x-symbol"/>
    </style:style>
    <style:style style:name="WW8Num3z0" style:family="text">
      <style:text-properties style:font-name="Symbol" fo:font-family="Symbol" style:font-family-generic="decorative" style:font-pitch="variable" style:font-charset="x-symbol" style:font-name-asian="Symbol" style:font-family-asian="Symbol" style:font-family-generic-asian="decorative" style:font-pitch-asian="variable" style:font-charset-asian="x-symbol" style:font-name-complex="Symbol" style:font-family-complex="Symbol" style:font-family-generic-complex="decorative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decorative" style:font-pitch="variable" style:font-charset="x-symbol" style:font-name-asian="Wingdings" style:font-family-asian="Wingdings" style:font-family-generic-asian="decorative" style:font-pitch-asian="variable" style:font-charset-asian="x-symbol" style:font-name-complex="Wingdings" style:font-family-complex="Wingdings" style:font-family-generic-complex="decorative" style:font-pitch-complex="variable" style:font-charset-complex="x-symbol"/>
    </style:style>
    <style:style style:name="WW-Default_20_Paragraph_20_Font" style:display-name="WW-Default Paragraph Font" style:family="text"/>
    <style:style style:name="Heading_20_1_20_Char" style:display-name="Heading 1 Char" style:family="text" style:parent-style-name="WW-Default_20_Paragraph_20_Font">
      <style:text-properties fo:color="#c00000" style:font-name="Verdana" fo:font-family="Verdana" style:font-family-generic="swiss" style:font-pitch="variable" fo:font-size="14pt" fo:font-weight="bold" style:font-name-asian="Verdana" style:font-family-asian="Verdana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WW-Default_20_Paragraph_20_Font">
      <style:text-properties fo:color="#c00000" style:font-name="Verdana" fo:font-family="Verdana" style:font-family-generic="swiss" style:font-pitch="variable" fo:font-size="13pt" fo:font-weight="bold" style:font-name-asian="Verdana" style:font-family-asian="Verdana" style:font-family-generic-asian="swiss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" style:display-name="Heading 3 Char" style:family="text" style:parent-style-name="WW-Default_20_Paragraph_20_Font">
      <style:text-properties fo:color="#c00000" style:font-name="Verdana" fo:font-family="Verdana" style:font-family-generic="swiss" style:font-pitch="variable" fo:font-size="10pt" fo:font-weight="bold" style:font-name-asian="Verdana" style:font-family-asian="Verdana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Balloon_20_Text_20_Char" style:display-name="Balloon Text Char" style:family="text" style:parent-style-name="WW-Default_20_Paragraph_20_Fon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Symbol" style:font-family-complex="Symbol" style:font-family-generic-complex="decorative" style:font-pitch-complex="variable" style:font-charset-complex="x-symbol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5" style:display-name="ListLabel 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8" style:display-name="ListLabel 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1" style:display-name="ListLabel 11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Symbol" style:font-family-complex="Symbol" style:font-family-generic-complex="decorative" style:font-pitch-complex="variable" style:font-charset-complex="x-symbol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4" style:display-name="ListLabel 1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7" style:display-name="ListLabel 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6LVL1" style:display-name="WW_CharLFO6LVL1" style:family="text">
      <style:text-properties style:font-name="Arial" fo:font-family="Arial" style:font-family-generic="swiss" style:font-pitch="variable" fo:font-size="11pt" style:font-size-asian="11pt" style:font-name-complex="Symbol" style:font-family-complex="Symbol" style:font-family-generic-complex="decorative" style:font-pitch-complex="variable" style:font-charset-complex="x-symbol"/>
    </style:style>
    <style:style style:name="WW_5f_CharLFO6LVL2" style:display-name="WW_CharLFO6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6LVL4" style:display-name="WW_CharLFO6LVL4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decorative" style:font-pitch-complex="variable" style:font-charset-complex="x-symbol"/>
    </style:style>
    <style:style style:name="WW_5f_CharLFO6LVL5" style:display-name="WW_CharLFO6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6LVL7" style:display-name="WW_CharLFO6LVL7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decorative" style:font-pitch-complex="variable" style:font-charset-complex="x-symbol"/>
    </style:style>
    <style:style style:name="WW_5f_CharLFO6LVL8" style:display-name="WW_CharLFO6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7LVL1" style:display-name="WW_CharLFO7LVL1" style:family="text">
      <style:text-properties style:font-name="Arial" fo:font-family="Arial" style:font-family-generic="swiss" style:font-pitch="variable" fo:font-size="11pt" style:font-size-asian="11pt" style:font-name-complex="Symbol" style:font-family-complex="Symbol" style:font-family-generic-complex="decorative" style:font-pitch-complex="variable" style:font-charset-complex="x-symbol"/>
    </style:style>
    <style:style style:name="WW_5f_CharLFO7LVL2" style:display-name="WW_CharLFO7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7LVL4" style:display-name="WW_CharLFO7LVL4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decorative" style:font-pitch-complex="variable" style:font-charset-complex="x-symbol"/>
    </style:style>
    <style:style style:name="WW_5f_CharLFO7LVL5" style:display-name="WW_CharLFO7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7LVL7" style:display-name="WW_CharLFO7LVL7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decorative" style:font-pitch-complex="variable" style:font-charset-complex="x-symbol"/>
    </style:style>
    <style:style style:name="WW_5f_CharLFO7LVL8" style:display-name="WW_CharLFO7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8LVL1" style:display-name="WW_CharLFO8LVL1" style:family="text">
      <style:text-properties style:font-name="Liberation Serif" fo:font-family="'Liberation Serif'" style:font-family-generic="roman" style:font-pitch="variable" style:font-name-asian="Arial Unicode MS" style:font-family-asian="'Arial Unicode MS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decorative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decorative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decorative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decorative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decorative" style:font-pitch="variable" style:font-charset="x-symbol"/>
    </style:style>
    <style:style style:name="WW_5f_CharLFO9LVL1" style:display-name="WW_CharLFO9LVL1" style:family="text">
      <style:text-properties style:font-name="Liberation Serif" fo:font-family="'Liberation Serif'" style:font-family-generic="roman" style:font-pitch="variable" style:font-name-asian="Arial Unicode MS" style:font-family-asian="'Arial Unicode MS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decorative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decorative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decorative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decorative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decorative" style:font-pitch="variable" style:font-charset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initial-creator>Ashley</meta:initial-creator>
    <meta:creation-date>2019-03-28T11:30:00Z</meta:creation-date>
    <dc:date>2019-03-28T18:39:30.899000000</dc:date>
    <meta:editing-cycles>3</meta:editing-cycles>
    <meta:editing-duration>PT3S</meta:editing-duration>
    <meta:document-statistic meta:table-count="1" meta:image-count="0" meta:object-count="0" meta:page-count="1" meta:paragraph-count="20" meta:word-count="73" meta:character-count="558" meta:non-whitespace-character-count="504"/>
    <meta:template xlink:type="simple" xlink:actuate="onRequest" xlink:title="" xlink:href="Normal.dotm"/>
  </office:meta>
</office:document-meta>
</file>